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top" draw:auto-grow-height="false" fo:min-height="11.452cm" fo:min-width="20.389cm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draw:fill-color="#dddddd" draw:textarea-horizontal-align="justify" draw:textarea-vertical-align="top" draw:auto-grow-height="false" fo:min-height="1.55cm" fo:min-width="3.311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top" draw:auto-grow-height="false" fo:min-height="1.498cm" fo:min-width="3.516cm" fo:padding-top="0.151cm" fo:padding-bottom="0.151cm" fo:padding-left="0.276cm" fo:padding-right="0.276cm"/>
    </style:style>
    <style:style style:name="gr4" style:family="graphic" style:parent-style-name="standard">
      <style:graphic-properties svg:stroke-color="#000000" draw:fill-color="#ffffff" draw:textarea-horizontal-align="justify" draw:textarea-vertical-align="top" draw:auto-grow-height="false" fo:min-height="5.688cm" fo:min-width="3.911cm"/>
    </style:style>
    <style:style style:name="gr5" style:family="graphic" style:parent-style-name="objectwithoutfill">
      <style:graphic-properties draw:stroke="dash" draw:stroke-dash="Dashed_20__28_var_29_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Dashed_20__28_var_29_" svg:stroke-width="0.035cm" draw:marker-start-width="0.252cm" draw:marker-end="Arrow" draw:marker-end-width="0.352cm" draw:fill="none" draw:textarea-horizontal-align="right" draw:textarea-vertical-align="bottom" draw:fit-to-size="shrink-to-fit" style:shrink-to-fit="true" draw:fit-to-contour="false" fo:padding-top="0.142cm" fo:padding-bottom="0.142cm" fo:padding-left="0.267cm" fo:padding-right="0.017cm"/>
    </style:style>
    <style:style style:name="gr8" style:family="graphic" style:parent-style-name="objectwithoutfill">
      <style:graphic-properties svg:stroke-width="0.035cm" draw:marker-start-width="0.252cm" draw:marker-end="Arrow" draw:marker-end-width="0.352cm" draw:fill="none" draw:textarea-horizontal-align="center" draw:textarea-vertical-align="top" fo:padding-top="0.142cm" fo:padding-bottom="0.142cm" fo:padding-left="0.017cm" fo:padding-right="0.017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b2b2b2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  <style:text-properties fo:background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0.941cm" svg:height="11.754cm" svg:x="6.698cm" svg:y="2.022cm">
          <text:p text:style-name="P1"><text:span text:style-name="T1">Stor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3.811cm" svg:height="1.8cm" svg:x="15.44cm" svg:y="5.908cm">
          <text:p text:style-name="P3">Reducer<text:line-break/>1</text:p>
          <draw:enhanced-geometry svg:viewBox="0 0 21600 21600" draw:type="rectangle" draw:enhanced-path="M 0 0 L 21600 0 21600 21600 0 21600 0 0 Z N"/>
        </draw:custom-shape>
        <draw:custom-shape draw:style-name="gr2" draw:text-style-name="P4" xml:id="id5" draw:id="id5" draw:layer="layout" svg:width="3.811cm" svg:height="1.8cm" svg:x="22.558cm" svg:y="5.908cm">
          <text:p text:style-name="P3">Effect</text:p>
          <text:p text:style-name="P3">1</text:p>
          <draw:enhanced-geometry svg:viewBox="0 0 21600 21600" draw:type="rectangle" draw:enhanced-path="M 0 0 L 21600 0 21600 21600 0 21600 0 0 Z N"/>
        </draw:custom-shape>
        <draw:custom-shape draw:style-name="gr3" draw:text-style-name="P5" xml:id="id11" draw:id="id11" draw:layer="layout" svg:width="4.068cm" svg:height="1.8cm" svg:x="1.606cm" svg:y="2.034cm">
          <text:p text:style-name="P3"><text:span text:style-name="T1">Component</text:span></text:p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411cm" svg:height="5.938cm" svg:x="8.472cm" svg:y="5.192cm">
          <text:p text:style-name="P6"><text:span text:style-name="T2">Queue</text:span></text:p>
          <draw:enhanced-geometry svg:viewBox="0 0 21600 21600" draw:type="rectangle" draw:enhanced-path="M 0 0 L 21600 0 21600 21600 0 21600 0 0 Z N"/>
        </draw:custom-shape>
        <draw:connector draw:style-name="gr5" draw:text-style-name="P8" draw:layer="layout" svg:x1="3.64cm" svg:y1="6.16cm" svg:x2="8.472cm" svg:y2="6.808cm" draw:start-shape="id1" draw:start-glue-point="2" draw:end-shape="id2" draw:end-glue-point="3" svg:d="M3640 6160v648h4832" svg:viewBox="0 0 4833 649">
          <text:p/>
        </draw:connector>
        <draw:connector draw:style-name="gr6" draw:text-style-name="P9" draw:layer="layout" svg:x1="11.372cm" svg:y1="6.808cm" svg:x2="15.44cm" svg:y2="6.808cm" draw:start-shape="id2" draw:end-shape="id3" draw:end-glue-point="3" svg:d="M11372 6808h4068" svg:viewBox="0 0 4069 1">
          <text:p/>
        </draw:connector>
        <draw:connector draw:style-name="gr6" draw:text-style-name="P9" draw:layer="layout" svg:x1="19.251cm" svg:y1="9.806cm" svg:x2="22.558cm" svg:y2="6.808cm" draw:start-shape="id4" draw:start-glue-point="1" draw:end-shape="id5" draw:end-glue-point="3" svg:d="M19251 9806h1653v-2998h1654" svg:viewBox="0 0 3308 2999">
          <text:p/>
        </draw:connector>
        <draw:connector draw:style-name="gr7" draw:text-style-name="P9" draw:layer="layout" draw:line-skew="0cm -0.563cm" svg:x1="24.463cm" svg:y1="3.599cm" svg:x2="8.472cm" svg:y2="7.808cm" draw:start-shape="id6" draw:start-glue-point="0" draw:end-shape="id7" draw:end-glue-point="3" svg:d="M24463 3599v-501h-17055v4710h1064" svg:viewBox="0 0 17056 4711">
          <text:p/>
        </draw:connector>
        <draw:custom-shape draw:style-name="gr2" draw:text-style-name="P4" xml:id="id4" draw:id="id4" draw:layer="layout" svg:width="3.811cm" svg:height="1.8cm" svg:x="15.44cm" svg:y="8.906cm">
          <text:p text:style-name="P3">Reducer<text:line-break/>2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svg:x1="17.345cm" svg:y1="7.708cm" svg:x2="17.345cm" svg:y2="8.906cm" draw:start-shape="id3" draw:start-glue-point="2" draw:end-shape="id4" draw:end-glue-point="0" svg:d="M17345 7708v1198" svg:viewBox="0 0 1 1199">
          <text:p/>
        </draw:connector>
        <draw:custom-shape draw:style-name="gr2" draw:text-style-name="P4" xml:id="id8" draw:id="id8" draw:layer="layout" svg:width="3.811cm" svg:height="1.8cm" svg:x="22.558cm" svg:y="8.906cm">
          <text:p text:style-name="P3">Effect</text:p>
          <text:p text:style-name="P3">2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24.463cm" svg:y1="7.708cm" svg:x2="24.463cm" svg:y2="8.906cm" draw:start-shape="id5" draw:start-glue-point="2" draw:end-shape="id8" draw:end-glue-point="0" svg:d="M24463 7708v1198" svg:viewBox="0 0 1 1199">
          <text:p/>
        </draw:connector>
        <draw:connector draw:style-name="gr5" draw:text-style-name="P9" draw:layer="layout" draw:line-skew="0cm -0.528cm" svg:x1="24.463cm" svg:y1="12.957cm" svg:x2="8.472cm" svg:y2="8.808cm" draw:start-shape="id9" draw:start-glue-point="2" draw:end-shape="id10" draw:end-glue-point="3" svg:d="M24463 12957v501h-17020v-4650h1029" svg:viewBox="0 0 17021 4651">
          <text:p/>
        </draw:connector>
        <draw:custom-shape draw:style-name="gr9" draw:text-style-name="P5" xml:id="id1" draw:id="id1" draw:layer="layout" svg:width="2.9cm" svg:height="1cm" svg:x="2.19cm" svg:y="5.16cm">
          <text:p text:style-name="P3">Action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2" draw:id="id2" draw:layer="layout" svg:width="2.9cm" svg:height="1cm" svg:x="8.472cm" svg:y="6.308cm">
          <text:p text:style-name="P3">Action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6" draw:id="id6" draw:layer="layout" svg:width="2.9cm" svg:height="1cm" svg:x="23.013cm" svg:y="3.599cm">
          <text:p text:style-name="P3">Action 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7" draw:id="id7" draw:layer="layout" svg:width="2.9cm" svg:height="1cm" svg:x="8.472cm" svg:y="7.308cm">
          <text:p text:style-name="P3">Action 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9" draw:id="id9" draw:layer="layout" svg:width="2.9cm" svg:height="1cm" svg:x="23.013cm" svg:y="11.957cm">
          <text:p text:style-name="P3">Action 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xml:id="id10" draw:id="id10" draw:layer="layout" svg:width="2.9cm" svg:height="1cm" svg:x="8.472cm" svg:y="8.308cm">
          <text:p text:style-name="P3">Action 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9" draw:layer="layout" svg:x1="24.463cm" svg:y1="5.908cm" svg:x2="24.463cm" svg:y2="4.599cm" draw:start-shape="id5" draw:start-glue-point="0" draw:end-shape="id6" draw:end-glue-point="2" svg:d="M24463 5908v-1309" svg:viewBox="0 0 1 1310">
          <text:p/>
        </draw:connector>
        <draw:connector draw:style-name="gr5" draw:text-style-name="P9" draw:layer="layout" svg:x1="24.463cm" svg:y1="10.706cm" svg:x2="24.463cm" svg:y2="11.957cm" draw:start-shape="id8" draw:start-glue-point="2" draw:end-shape="id9" svg:d="M24463 10706v1251" svg:viewBox="0 0 1 1252">
          <text:p/>
        </draw:connector>
        <draw:connector draw:style-name="gr5" draw:text-style-name="P9" draw:layer="layout" svg:x1="3.64cm" svg:y1="3.834cm" svg:x2="3.64cm" svg:y2="5.16cm" draw:start-shape="id11" draw:start-glue-point="2" draw:end-shape="id1" draw:end-glue-point="0" svg:d="M3640 3834v1326" svg:viewBox="0 0 1 13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7T14:35:46.586000000</meta:creation-date>
    <meta:editing-duration>PT1H18M8S</meta:editing-duration>
    <meta:editing-cycles>15</meta:editing-cycles>
    <meta:generator>LibreOffice/6.0.2.1$Windows_x86 LibreOffice_project/f7f06a8f319e4b62f9bc5095aa112a65d2f3ac89</meta:generator>
    <dc:date>2019-06-17T16:14:30.184000000</dc:date>
    <meta:document-statistic meta:object-count="23"/>
  </office:meta>
</office:document-meta>
</file>